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63602" officeooo:paragraph-rsid="0016360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163602" officeooo:paragraph-rsid="0016360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9e03f" officeooo:paragraph-rsid="0019e03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3pt" officeooo:rsid="00163602" officeooo:paragraph-rsid="00163602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63602" officeooo:paragraph-rsid="00183482" style:font-size-asian="11.3500003814697pt" style:font-size-complex="13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officeooo:rsid="001b4029" officeooo:paragraph-rsid="001b4029" style:font-size-asian="11.3500003814697pt" style:font-size-complex="13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officeooo:rsid="001b81f3" officeooo:paragraph-rsid="001b81f3" style:font-size-asian="11.3500003814697pt" style:font-size-complex="13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officeooo:rsid="001ccd69" officeooo:paragraph-rsid="001ccd69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1ccd69" officeooo:paragraph-rsid="001ccd69" style:font-size-asian="11.3500003814697pt" style:font-size-complex="13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officeooo:rsid="001e8314" officeooo:paragraph-rsid="001e8314" style:font-size-asian="11.3500003814697pt" style:font-size-complex="13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3pt" officeooo:rsid="001e8314" officeooo:paragraph-rsid="00214293" style:font-size-asian="11.3500003814697pt" style:font-size-complex="13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3pt" officeooo:rsid="001f5f0f" officeooo:paragraph-rsid="001f5f0f" style:font-size-asian="11.3500003814697pt" style:font-size-complex="13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3pt" officeooo:rsid="0021014c" officeooo:paragraph-rsid="0021014c" style:font-size-asian="11.3500003814697pt" style:font-size-complex="13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3pt" officeooo:rsid="0021014c" officeooo:paragraph-rsid="0021014c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1014c" officeooo:paragraph-rsid="0021014c" style:font-size-asian="11.3500003814697pt" style:font-size-complex="13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3pt" officeooo:rsid="00214293" officeooo:paragraph-rsid="00214293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d428f" officeooo:paragraph-rsid="001d428f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1d428f" officeooo:paragraph-rsid="001d428f" style:font-size-asian="17.5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c198" style:font-weight-asian="normal" style:font-weight-complex="normal"/>
    </style:style>
    <style:style style:name="T5" style:family="text">
      <style:text-properties fo:font-weight="normal" officeooo:rsid="00183482" style:font-weight-asian="normal" style:font-weight-complex="normal"/>
    </style:style>
    <style:style style:name="T6" style:family="text">
      <style:text-properties fo:font-weight="normal" officeooo:rsid="0019e03f" style:font-weight-asian="normal" style:font-weight-complex="normal"/>
    </style:style>
    <style:style style:name="T7" style:family="text">
      <style:text-properties fo:font-size="13pt" fo:font-weight="normal" officeooo:rsid="001b4029" style:font-size-asian="11.3500003814697pt" style:font-weight-asian="normal" style:font-size-complex="13pt" style:font-weight-complex="normal"/>
    </style:style>
    <style:style style:name="T8" style:family="text">
      <style:text-properties fo:font-size="16pt" fo:font-weight="bold" style:font-size-asian="14pt" style:font-weight-asian="bold" style:font-size-complex="16pt" style:font-weight-complex="bold"/>
    </style:style>
    <style:style style:name="T9" style:family="text">
      <style:text-properties officeooo:rsid="001b81f3"/>
    </style:style>
    <style:style style:name="T10" style:family="text">
      <style:text-properties officeooo:rsid="001ccd69"/>
    </style:style>
    <style:style style:name="T11" style:family="text">
      <style:text-properties officeooo:rsid="001d428f"/>
    </style:style>
    <style:style style:name="T12" style:family="text">
      <style:text-properties officeooo:rsid="001e8314"/>
    </style:style>
    <style:style style:name="T13" style:family="text">
      <style:text-properties officeooo:rsid="001f5f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 УВОД</text:span></text:p>
      <text:p text:style-name="P1"><text:span text:style-name="T2"/></text:p>
      <text:p text:style-name="P1"><text:span text:style-name="T2"/></text:p>
      <text:p text:style-name="P4"><text:span text:style-name="T1"/></text:p>
      <text:p text:style-name="P4"><text:span text:style-name="T1"><text:tab/></text:span><text:span text:style-name="T3">Рад представља информациони систем фиктивне књижаре. </text:span><text:span text:style-name="T6">Израђен је као пројекат из предмета “Информациони системи” на мастер студијама Математичког факултета.</text:span><text:span text:style-name="T3"> </text:span><text:span text:style-name="T6">М</text:span><text:span text:style-name="T3">оже се применити за било коју књижару </text:span><text:span text:style-name="T4">која, п</text:span><text:span text:style-name="T3">оред стандардне продаје и набавке књига </text:span><text:span text:style-name="T4">и школског прибора</text:span><text:span text:style-name="T3">, као и одржавања магацина, организује и разне књижевне </text:span><text:span text:style-name="T4">в</text:span><text:span text:style-name="T3">ечери и промоције нових књига. </text:span><text:span text:style-name="T4"><text:tab/></text:span></text:p>
      <text:p text:style-name="P5"><text:span text:style-name="T4"><text:tab/>Посебне погодности се нуде за верне купце у виду попуста. </text:span><text:span text:style-name="T5">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span></text:p>
      <text:p text:style-name="P5"><text:span text:style-name="T4"><text:tab/>Ослушкујући жеље купаца и у складу са актуелним темама, организују се </text:span><text:span text:style-name="T5">тематске </text:span><text:span text:style-name="T4">књижевне вечери. </text:span><text:span text:style-name="T5">Поред </text:span><text:span text:style-name="T6">излагања одређених делова књига и дискутовања на задату тему, као специјалан случај може бити промоција нове књиге чији се садржај уклапа у тему књижевне вечери.</text:span></text:p>
      <text:p text:style-name="P5"><text:span text:style-name="T6"/></text:p>
      <text:p text:style-name="P5"><text:span text:style-name="T6"/></text:p>
      <text:p text:style-name="P1"><text:span text:style-name="T2"/></text:p>
      <text:p text:style-name="P1"><text:span text:style-name="T2">2. АНАЛИЗА СИСТЕМА</text:span></text:p>
      <text:p text:style-name="P1"/>
      <text:p text:style-name="P2"/>
      <text:p text:style-name="P2"/>
      <text:p text:style-name="P3"><text:span text:style-name="T8">2.1. Учесници система</text:span></text:p>
      <text:p text:style-name="P3"><text:span text:style-name="T8"/></text:p>
      <text:p text:style-name="P3"><text:span text:style-name="T3"><text:tab/></text:span><text:span text:style-name="T7">Главна подела учесника у систему јесте на купце, запослене и излагаче на књижевним вечерима. Међу запосленима, поред 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 </text:span></text:p>
      <text:p text:style-name="P4"/>
      <text:list xml:id="list9107915859233751981" text:style-name="L1">
        <text:list-item>
          <text:p text:style-name="P6">Купац – <text:span text:style-name="T9">бира артикле и обавља куповину. Уколико жели да користи погодности које књижара нуди, потребно је да изрази жељу за тиме и од продавца добије картицу за скупљање бодова. Такође могу присуствовати књижевним вечерима.</text:span></text:p>
        </text:list-item>
        <text:list-item>
          <text:p text:style-name="P7">Продавац – задужен је за продају, комуникацију са купцима, издавање специјалних картица, <text:span text:style-name="T12">стање у књижари</text:span>. Потребно је да буде упућен у дешавања на књижевној сцени и љубитељ књига.</text:p>
        </text:list-item>
        <text:list-item>
          <text:p text:style-name="P7">Магационер – контролише и одржава стање у магацину и врши набавку артикала.</text:p>
        </text:list-item>
        <text:list-item>
          <text:p text:style-name="P7">Шеф – руководи <text:span text:style-name="T10">радом запослених и води рачуна о сајту књижаре.</text:span></text:p>
        </text:list-item>
        <text:list-item>
          <text:p text:style-name="P8">Организатор књижевних вечери – на основу прикупљених података, бира тему и излагаче и организује књижевно вече. У случају промоције књиге, комуницира са писцем.</text:p>
        </text:list-item>
        <text:list-item>
          <text:p text:style-name="P8"><text:soft-page-break/>Излагач на књижевној вечери – особа компетентна да говори о изабраној теми (професори са факултета, научници, глумци…)</text:p>
        </text:list-item>
        <text:list-item>
          <text:p text:style-name="P8">Писац – специјалан случај излагача.</text:p>
        </text:list-item>
        <text:list-item>
          <text:p text:style-name="P14">Посетилац – учествује у књижевној вечери.</text:p>
        </text:list-item>
      </text:list>
      <text:p text:style-name="P9"/>
      <text:p text:style-name="P9"/>
      <text:p text:style-name="P9"><text:tab/>// <text:span text:style-name="T11">Значај – омогућавање лакшег и бољег функционисања књижаре.</text:span></text:p>
      <text:p text:style-name="P9"/>
      <text:p text:style-name="P9"/>
      <text:p text:style-name="P9"/>
      <text:p text:style-name="P18">3. СЛУЧАЈЕВИ УПОТРЕБЕ</text:p>
      <text:p text:style-name="P18"/>
      <text:p text:style-name="P17"/>
      <text:p text:style-name="P17"><text:tab/></text:p>
      <text:list xml:id="list7599989349232544492" text:style-name="L2">
        <text:list-item>
          <text:p text:style-name="P11">Купопродаја </text:p>
        </text:list-item>
        <text:list-item>
          <text:p text:style-name="P13">Анкетирање купаца</text:p>
        </text:list-item>
        <text:list-item>
          <text:p text:style-name="P10">Набавка материјала -</text:p>
        </text:list-item>
        <text:list-item>
          <text:p text:style-name="P16">Допремање материјала</text:p>
        </text:list-item>
        <text:list-item>
          <text:p text:style-name="P12">Администрација система</text:p>
        </text:list-item>
        <text:list-item>
          <text:p text:style-name="P12">Исплата радника</text:p>
        </text:list-item>
        <text:list-item>
          <text:p text:style-name="P12">Одабир теме за књижевно вече</text:p>
        </text:list-item>
        <text:list-item>
          <text:p text:style-name="P13">Уговарање излагања</text:p>
        </text:list-item>
        <text:list-item>
          <text:p text:style-name="P13">Одржавање књижевне вечери</text:p>
        </text:list-item>
      </text:list>
      <text:p text:style-name="P15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2:39:44.573335117</meta:creation-date>
    <dc:date>2017-11-03T00:38:18.687720751</dc:date>
    <meta:editing-duration>PT12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54" meta:character-count="2362" meta:non-whitespace-character-count="2032"/>
  </office:meta>
</office:document-meta>
</file>